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writing-mode="page"/>
    </style:style>
    <style:style style:name="Tabela1.B2" style:family="table-cell" style:data-style-name="N0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0.9cm" style:rel-column-width="3467*"/>
    </style:style>
    <style:style style:name="Tabela2.B" style:family="table-column">
      <style:table-column-properties style:column-width="16.101cm" style:rel-column-width="62068*"/>
    </style:style>
    <style:style style:name="Tabela2.A1" style:family="table-cell">
      <style:table-cell-properties style:writing-mode="page"/>
    </style:style>
    <style:style style:name="Tabela2.A2" style:family="table-cell" style:data-style-name="N0">
      <style:table-cell-properties style:writing-mode="page"/>
    </style:style>
    <style:style style:name="P1" style:family="paragraph" style:parent-style-name="Text_20_body">
      <style:text-properties officeooo:rsid="000d3e0e" officeooo:paragraph-rsid="000d3e0e"/>
    </style:style>
    <style:style style:name="P2" style:family="paragraph" style:parent-style-name="Text_20_body">
      <style:text-properties officeooo:rsid="000d3e0e" officeooo:paragraph-rsid="000f3792"/>
    </style:style>
    <style:style style:name="P3" style:family="paragraph" style:parent-style-name="Text_20_body">
      <style:text-properties officeooo:rsid="000f3792" officeooo:paragraph-rsid="000f3792"/>
    </style:style>
    <style:style style:name="P4" style:family="paragraph" style:parent-style-name="Text_20_body">
      <style:text-properties officeooo:rsid="00109550" officeooo:paragraph-rsid="00109550"/>
    </style:style>
    <style:style style:name="P5" style:family="paragraph" style:parent-style-name="Text_20_body">
      <style:text-properties officeooo:rsid="0010e149" officeooo:paragraph-rsid="0010e149"/>
    </style:style>
    <style:style style:name="P6" style:family="paragraph" style:parent-style-name="Text_20_body">
      <style:text-properties officeooo:rsid="0010ff9b" officeooo:paragraph-rsid="0010ff9b"/>
    </style:style>
    <style:style style:name="P7" style:family="paragraph" style:parent-style-name="Text_20_body">
      <style:text-properties officeooo:rsid="00111486" officeooo:paragraph-rsid="00111486"/>
    </style:style>
    <style:style style:name="P8" style:family="paragraph" style:parent-style-name="Text_20_body">
      <style:text-properties officeooo:rsid="0014a0ea" officeooo:paragraph-rsid="0014a0ea"/>
    </style:style>
    <style:style style:name="P9" style:family="paragraph" style:parent-style-name="Table_20_Contents">
      <style:text-properties officeooo:rsid="0010e149" officeooo:paragraph-rsid="0010e149"/>
    </style:style>
    <style:style style:name="P10" style:family="paragraph" style:parent-style-name="Table_20_Contents">
      <style:text-properties officeooo:rsid="0010ff9b" officeooo:paragraph-rsid="0010ff9b"/>
    </style:style>
    <style:style style:name="P11" style:family="paragraph" style:parent-style-name="Table_20_Contents">
      <style:text-properties officeooo:rsid="00111486" officeooo:paragraph-rsid="00111486"/>
    </style:style>
    <style:style style:name="P12" style:family="paragraph" style:parent-style-name="Text_20_body" style:list-style-name="L1">
      <style:text-properties officeooo:rsid="00111486" officeooo:paragraph-rsid="00111486"/>
    </style:style>
    <style:style style:name="P13" style:family="paragraph" style:parent-style-name="Text_20_body" style:list-style-name="L1">
      <style:text-properties officeooo:rsid="00111486" officeooo:paragraph-rsid="00139fce"/>
    </style:style>
    <style:style style:name="P14" style:family="paragraph" style:parent-style-name="Text_20_body" style:list-style-name="L1">
      <style:text-properties officeooo:rsid="001242d7" officeooo:paragraph-rsid="00139fce"/>
    </style:style>
    <style:style style:name="P15" style:family="paragraph" style:parent-style-name="Text_20_body" style:list-style-name="L1">
      <style:text-properties officeooo:rsid="001242d7" officeooo:paragraph-rsid="001242d7"/>
    </style:style>
    <style:style style:name="P16" style:family="paragraph" style:parent-style-name="Text_20_body" style:list-style-name="L2">
      <style:text-properties officeooo:rsid="0014a0ea" officeooo:paragraph-rsid="0014a0ea"/>
    </style:style>
    <style:style style:name="P17" style:family="paragraph" style:parent-style-name="Text_20_body" style:list-style-name="L2">
      <style:text-properties officeooo:rsid="00165c95" officeooo:paragraph-rsid="00165c95"/>
    </style:style>
    <style:style style:name="P18" style:family="paragraph" style:parent-style-name="Text_20_body" style:list-style-name="L2">
      <style:text-properties officeooo:rsid="00165c95" officeooo:paragraph-rsid="0018bed3"/>
    </style:style>
    <style:style style:name="P19" style:family="paragraph" style:parent-style-name="Text_20_body">
      <style:text-properties officeooo:rsid="0018bed3" officeooo:paragraph-rsid="0018bed3"/>
    </style:style>
    <style:style style:name="P20" style:family="paragraph" style:parent-style-name="Text_20_body" style:list-style-name="L3">
      <style:text-properties officeooo:rsid="0018bed3" officeooo:paragraph-rsid="0018bed3"/>
    </style:style>
    <style:style style:name="P21" style:family="paragraph" style:parent-style-name="Text_20_body" style:list-style-name="L3">
      <style:text-properties officeooo:rsid="0018bed3" officeooo:paragraph-rsid="0019a019"/>
    </style:style>
    <style:style style:name="P22" style:family="paragraph" style:parent-style-name="Text_20_body" style:list-style-name="L3">
      <style:text-properties officeooo:rsid="0019a019" officeooo:paragraph-rsid="0019a019"/>
    </style:style>
    <style:style style:name="P23" style:family="paragraph" style:parent-style-name="Text_20_body">
      <style:text-properties officeooo:rsid="0019a019" officeooo:paragraph-rsid="0019a019"/>
    </style:style>
    <style:style style:name="P24" style:family="paragraph" style:parent-style-name="Text_20_body">
      <style:text-properties officeooo:rsid="001b3110" officeooo:paragraph-rsid="001b3110"/>
    </style:style>
    <style:style style:name="P25" style:family="paragraph" style:parent-style-name="Text_20_body" style:list-style-name="L4">
      <style:text-properties officeooo:rsid="001b3110" officeooo:paragraph-rsid="001b3110"/>
    </style:style>
    <style:style style:name="P26" style:family="paragraph" style:parent-style-name="Text_20_body" style:list-style-name="L5">
      <style:text-properties officeooo:rsid="001c1572" officeooo:paragraph-rsid="001c1572"/>
    </style:style>
    <style:style style:name="P27" style:family="paragraph" style:parent-style-name="Text_20_body">
      <style:text-properties officeooo:rsid="001c1572" officeooo:paragraph-rsid="001c1572"/>
    </style:style>
    <style:style style:name="P28" style:family="paragraph" style:parent-style-name="Text_20_body" style:list-style-name="L6">
      <style:text-properties officeooo:rsid="001c1572" officeooo:paragraph-rsid="001c1572"/>
    </style:style>
    <style:style style:name="P29" style:family="paragraph" style:parent-style-name="Text_20_body">
      <style:text-properties officeooo:rsid="001c1e7d" officeooo:paragraph-rsid="001c1e7d"/>
    </style:style>
    <style:style style:name="T1" style:family="text">
      <style:text-properties officeooo:rsid="000f3792"/>
    </style:style>
    <style:style style:name="T2" style:family="text">
      <style:text-properties officeooo:rsid="00109550"/>
    </style:style>
    <style:style style:name="T3" style:family="text">
      <style:text-properties fo:color="#800080" loext:opacity="100%" style:font-name="Liberation Mono"/>
    </style:style>
    <style:style style:name="T4" style:family="text">
      <style:text-properties officeooo:rsid="001242d7"/>
    </style:style>
    <style:style style:name="T5" style:family="text">
      <style:text-properties officeooo:rsid="00165c95"/>
    </style:style>
    <style:style style:name="T6" style:family="text">
      <style:text-properties officeooo:rsid="00175419"/>
    </style:style>
    <style:style style:name="T7" style:family="text">
      <style:text-properties officeooo:rsid="0018bed3"/>
    </style:style>
    <style:style style:name="T8" style:family="text">
      <style:text-properties officeooo:rsid="001b31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DKRYWCA</text:p>
      <text:p text:style-name="P1">Fantasy/Baśń: <text:span text:style-name="T2">Odkrywca</text:span>, poszukiwacz przygód, badacz tajemnic</text:p>
      <text:p text:style-name="P1">Współczesność/Horror/Romans: atleta, <text:span text:style-name="T2">odkrywca</text:span>, poszukiwacz przygód, detektyw, badacz, pionier, reporter śledczy</text:p>
      <text:p text:style-name="P1">Science fiction: <text:span text:style-name="T2">odkrywca</text:span>, poszukiwacz przygód, podróżnik, planetolog, ksenobiolog</text:p>
      <text:p text:style-name="P1">Superbohaterowie/Post-apokalipsa: poszukiwacz przygód, stróż prawa</text:p>
      <text:p text:style-name="P1">Jesteś osobą akcji i fizycznych zdolności, bez lęku patrzącą ku nieodkrytemu. Podróżujesz do dziwnych, egzotycznych i niebezpiecznych miejsc, i odkrywasz nowe rzeczy. Oznacza to, że masz duże zdolności fizyczne, ale zapewne także jesteś dobrze wykształcony. </text:p>
      <text:p text:style-name="P1">Rola w grze: Choć <text:span text:style-name="T2">Odkrywcy</text:span> mogą być uczonymi i dobrze wykształconymi, są przede wszystkim zainteresowani akcją. Mierzą się ze śmiertelnymi niebezpieczeństwami i okropnymi przeszkodami praktycznie codziennie.</text:p>
      <text:p text:style-name="P1">Rola w drużynie: <text:span text:style-name="T2">Odkrywcy</text:span> czasami pracują sami, ale częściej są częścią zespołu z innymi postaciami. <text:span text:style-name="T2">Odkrywca</text:span> często przoduje i przeciera szlak. Jednakże, często zatrzymują się i badają to, co ich zaintrygowało po drodze. </text:p>
      <text:p text:style-name="P1">Rola społeczna: Nie wszyscy <text:span text:style-name="T2">Odkrywcy</text:span> przedzierają się przez dzicz lub badają stare ruiny. Czasami, <text:span text:style-name="T2">Odkrywca</text:span> to nauczyciel, naukowiec, detektyw lub reporter śledczy. W każdym wypadku, <text:span text:style-name="T2">Odkrywca</text:span> z odwagą zmaga się z nowymi wyzwaniami i zbiera wiedzę, którą może się dzielić z innymi.</text:p>
      <text:p text:style-name="P2">Zaawansowani <text:span text:style-name="T2">Odkrywcy</text:span>: <text:span text:style-name="T1">Wysokopoziomowi </text:span><text:span text:style-name="T2">Odkrywcy</text:span><text:span text:style-name="T1"> zyskują więcej umiejętności, trochę zdolności bojowych i dużo zdolności, które pomagają im poradzić sobie z niebezpieczeństwem. W skrócie, stają się uniwersalni, zdolni dać sobie radę z każdym wyzwaniem. </text:span></text:p>
      <text:p text:style-name="P3"><text:span text:style-name="T2">ODKRYWCA</text:span>– WTRĄCENIA GRACZA</text:p>
      <text:p text:style-name="P5">Kiedy grasz Odkrywcą, możesz wydać 1 PD by skorzystać z poniższych <text:span text:style-name="T3">wtrąceń gracza</text:span>, jeśli sytuacja jest odpowiednia i MG się zgadza.</text:p>
      <text:p text:style-name="P5">Szczęśliwa Awaria: Pułapka lub niebezpieczne urządzenie doświadcza awarii, zanim może Ciebie zranić.</text:p>
      <text:p text:style-name="P5">Nieoczekiwana Wskazówka: W momencie, gdy myślisz, że kompletnie zgubiłeś drogę, element krajobrazu, drogowskaz, lub po prostu ułożenie terenu sprawia, że odkrywasz najlepszą drogę naprzód, przynajmniej w tym momencie.</text:p>
      <text:p text:style-name="P5">Słaba Trucizna: Trucizna lub choroba okazuje się nie być tak poważna, jak na początku wyglądała, i zadaje tylko połowę obrażeń, które zadałaby normalnie. </text:p>
      <text:p text:style-name="P5">Pula Statystyk Odkrywcy</text:p>
      <table:table table:name="Tabela1" table:style-name="Tabela1">
        <table:table-column table:style-name="Tabela1.A"/>
        <table:table-column table:style-name="Tabela1.B"/>
        <table:table-row table:style-name="TableLine2021582238608">
          <table:table-cell table:style-name="Tabela1.A1" office:value-type="string">
            <text:p text:style-name="P9">Statystyka</text:p>
          </table:table-cell>
          <table:table-cell table:style-name="Tabela1.A1" office:value-type="string">
            <text:p text:style-name="P9">Początkowa Wartość Puli</text:p>
          </table:table-cell>
        </table:table-row>
        <table:table-row table:style-name="TableLine2021582240512">
          <table:table-cell table:style-name="Tabela1.A1" office:value-type="string">
            <text:p text:style-name="P10">Moc</text:p>
          </table:table-cell>
          <table:table-cell table:style-name="Tabela1.B2" office:value-type="float" office:value="10">
            <text:p text:style-name="P10">10</text:p>
          </table:table-cell>
        </table:table-row>
        <table:table-row table:style-name="TableLine2021582247584">
          <table:table-cell table:style-name="Tabela1.A1" office:value-type="string">
            <text:p text:style-name="P10">Szybkość</text:p>
          </table:table-cell>
          <table:table-cell table:style-name="Tabela1.B2" office:value-type="float" office:value="9">
            <text:p text:style-name="P10">9</text:p>
          </table:table-cell>
        </table:table-row>
        <table:table-row table:style-name="TableLine2021582248400">
          <table:table-cell table:style-name="Tabela1.A1" office:value-type="string">
            <text:p text:style-name="P10">Intelekt</text:p>
          </table:table-cell>
          <table:table-cell table:style-name="Tabela1.B2" office:value-type="float" office:value="9">
            <text:p text:style-name="P10">9</text:p>
          </table:table-cell>
        </table:table-row>
      </table:table>
      <text:p text:style-name="P5"/>
      <text:p text:style-name="Text_20_body">Otrzymujesz dodatkowe 6 punktów, które możesz rozdzielić pomiędzy swoje Pule zgodnie ze <text:soft-page-break/>swoim życzeniem.</text:p>
      <text:p text:style-name="Text_20_body">Historia Badacza</text:p>
      <text:p text:style-name="P6">Twój typ pomaga Ci określić połączenie Twojej postaci z settingiem. Rzuć k20 lub wybierz z poniższej listy, by określić konkretny fakt o Twojej historii, który łączy Cię zresztą świata. Możesz także stworzyć swój własny fakt.<text:line-break/></text:p>
      <table:table table:name="Tabela2" table:style-name="Tabela2">
        <table:table-column table:style-name="Tabela2.A"/>
        <table:table-column table:style-name="Tabela2.B"/>
        <table:table-row table:style-name="TableLine2021582239424">
          <table:table-cell table:style-name="Tabela2.A1" office:value-type="string">
            <text:p text:style-name="P10">k20</text:p>
          </table:table-cell>
          <table:table-cell table:style-name="Tabela2.A1" office:value-type="string">
            <text:p text:style-name="P10">Historia</text:p>
          </table:table-cell>
        </table:table-row>
        <table:table-row table:style-name="TableLine2021582244320">
          <table:table-cell table:style-name="Tabela2.A2" office:value-type="float" office:value="1">
            <text:p text:style-name="P10">1</text:p>
          </table:table-cell>
          <table:table-cell table:style-name="Tabela2.A1" office:value-type="string">
            <text:p text:style-name="P10">Byłeś gwiazdą sportu w swoim liceum. Dalej jesteś w dobrej kondycji, ale człowieku, co to było wtedy!</text:p>
          </table:table-cell>
        </table:table-row>
        <table:table-row table:style-name="TableLine2021582244864">
          <table:table-cell table:style-name="Tabela2.A2" office:value-type="float" office:value="2">
            <text:p text:style-name="P10">2</text:p>
          </table:table-cell>
          <table:table-cell table:style-name="Tabela2.A1" office:value-type="string">
            <text:p text:style-name="P10">Twój brat jest głównym śpiewakiem w naprawdę popularnym zespole.</text:p>
          </table:table-cell>
        </table:table-row>
        <table:table-row table:style-name="TableLine2021582253840">
          <table:table-cell table:style-name="Tabela2.A2" office:value-type="float" office:value="3">
            <text:p text:style-name="P10">3</text:p>
          </table:table-cell>
          <table:table-cell table:style-name="Tabela2.A1" office:value-type="string">
            <text:p text:style-name="P10">Dokonałeś szeregu odkryć podczas swoich podróży, ale nie wszystkie okoliczności, by na nich zarobić, jeszcze pojawiły się przed Tobą.</text:p>
          </table:table-cell>
        </table:table-row>
        <table:table-row table:style-name="TableLine2021582256288">
          <table:table-cell table:style-name="Tabela2.A2" office:value-type="float" office:value="4">
            <text:p text:style-name="P10">4</text:p>
          </table:table-cell>
          <table:table-cell table:style-name="Tabela2.A1" office:value-type="string">
            <text:p text:style-name="P10">Byłeś policjantem, ale zrezygnowałeś z pracy po doświadczeniu korupcji w siłach porządkowych.</text:p>
          </table:table-cell>
        </table:table-row>
        <table:table-row table:style-name="TableLine2021582250576">
          <table:table-cell table:style-name="Tabela2.A2" office:value-type="float" office:value="5">
            <text:p text:style-name="P10">5</text:p>
          </table:table-cell>
          <table:table-cell table:style-name="Tabela2.A1" office:value-type="string">
            <text:p text:style-name="P10">Twoi rodzice byli misjonarzami, więc spędziłeś dużą część swojego młodego życia, podróżując do egzotycznych miejsc.</text:p>
          </table:table-cell>
        </table:table-row>
        <table:table-row table:style-name="TableLine2021582253024">
          <table:table-cell table:style-name="Tabela2.A2" office:value-type="float" office:value="6">
            <text:p text:style-name="P10">6</text:p>
          </table:table-cell>
          <table:table-cell table:style-name="Tabela2.A1" office:value-type="string">
            <text:p text:style-name="P10">Służyłeś w armii z honorem.</text:p>
          </table:table-cell>
        </table:table-row>
        <table:table-row table:style-name="TableLine2021582250032">
          <table:table-cell table:style-name="Tabela2.A2" office:value-type="float" office:value="7">
            <text:p text:style-name="P10">7</text:p>
          </table:table-cell>
          <table:table-cell table:style-name="Tabela2.A1" office:value-type="string">
            <text:p text:style-name="P10">Otrzymałeś pomoc od sekretnej organizacji, która opłaciła Twoją edukację. Teraz ona pragnie znacznie więcej od Ciebie</text:p>
          </table:table-cell>
        </table:table-row>
        <table:table-row table:style-name="TableLine2021582256560">
          <table:table-cell table:style-name="Tabela2.A2" office:value-type="float" office:value="8">
            <text:p text:style-name="P10">8</text:p>
          </table:table-cell>
          <table:table-cell table:style-name="Tabela2.A1" office:value-type="string">
            <text:p text:style-name="P10">Uczęszczałeś na prestiżowy uniwersytet dzięki stypendium dla sportowców, ale lśniłeś zarówno na boisku, jak i podczas zajęć.</text:p>
          </table:table-cell>
        </table:table-row>
        <table:table-row table:style-name="TableLine2021582248944">
          <table:table-cell table:style-name="Tabela2.A2" office:value-type="float" office:value="9">
            <text:p text:style-name="P10">9</text:p>
          </table:table-cell>
          <table:table-cell table:style-name="Tabela2.A1" office:value-type="string">
            <text:p text:style-name="P10">Twój najlepszy przyjaciel z dzieciństwa jest teraz wplywowym członkiem rządu.</text:p>
          </table:table-cell>
        </table:table-row>
        <table:table-row table:style-name="TableLine2021582245680">
          <table:table-cell table:style-name="Tabela2.A2" office:value-type="float" office:value="10">
            <text:p text:style-name="P10">10</text:p>
          </table:table-cell>
          <table:table-cell table:style-name="Tabela2.A1" office:value-type="string">
            <text:p text:style-name="P10">Byłeś nauczycielem. Twoi studenci wspominają Cię miło.</text:p>
          </table:table-cell>
        </table:table-row>
        <table:table-row table:style-name="TableLine2021582258736">
          <table:table-cell table:style-name="Tabela2.A2" office:value-type="float" office:value="11">
            <text:p text:style-name="P10">11</text:p>
          </table:table-cell>
          <table:table-cell table:style-name="Tabela2.A1" office:value-type="string">
            <text:p text:style-name="P11">Przez krótki czas byłeś kryminalistą, który został złapany i poszedł do więzenia – potem próbowałeś wyjść na prostą.</text:p>
          </table:table-cell>
        </table:table-row>
        <table:table-row table:style-name="TableLine2021582257648">
          <table:table-cell table:style-name="Tabela2.A2" office:value-type="float" office:value="12">
            <text:p text:style-name="P11">12</text:p>
          </table:table-cell>
          <table:table-cell table:style-name="Tabela2.A1" office:value-type="string">
            <text:p text:style-name="P11">Twoje największe jak dotąd odkrycie zostało ukradzione przez Twojego rywala. </text:p>
          </table:table-cell>
        </table:table-row>
        <table:table-row table:style-name="TableLine2021582252752">
          <table:table-cell table:style-name="Tabela2.A2" office:value-type="float" office:value="13">
            <text:p text:style-name="P11">13</text:p>
          </table:table-cell>
          <table:table-cell table:style-name="Tabela2.A1" office:value-type="string">
            <text:p text:style-name="P11">Należysz do eksluzywnej organizacji Odkrywców, której istnienie nie jest szeroko znane.</text:p>
          </table:table-cell>
        </table:table-row>
        <table:table-row table:style-name="TableLine2021582257104">
          <table:table-cell table:style-name="Tabela2.A2" office:value-type="float" office:value="14">
            <text:p text:style-name="P11">14</text:p>
          </table:table-cell>
          <table:table-cell table:style-name="Tabela2.A1" office:value-type="string">
            <text:p text:style-name="P11">Zostałeś porwany jako dziecko w tajemniczych okolicznościach, are wróciłeś do domu bezpieczny. Media dalej czasami wspominają ową sytuację. </text:p>
          </table:table-cell>
        </table:table-row>
        <table:table-row table:style-name="TableLine2021582247856">
          <table:table-cell table:style-name="Tabela2.A2" office:value-type="float" office:value="15">
            <text:p text:style-name="P11">15</text:p>
          </table:table-cell>
          <table:table-cell table:style-name="Tabela2.A1" office:value-type="string">
            <text:p text:style-name="P11">Kiedy byłeś młody, byłeś uzależniony od narkotyków, a teraz powoli wstajesz na nogi.</text:p>
          </table:table-cell>
        </table:table-row>
        <table:table-row table:style-name="TableLine2021582249216">
          <table:table-cell table:style-name="Tabela2.A2" office:value-type="float" office:value="16">
            <text:p text:style-name="P11">16</text:p>
          </table:table-cell>
          <table:table-cell table:style-name="Tabela2.A1" office:value-type="string">
            <text:p text:style-name="P11">Kiedy badałeś odległą lokację, dostrzegłeś coś, czego nigdy nie byłeś w stanie wyjaśnić.</text:p>
          </table:table-cell>
        </table:table-row>
        <table:table-row table:style-name="TableLine2021582258192">
          <table:table-cell table:style-name="Tabela2.A2" office:value-type="float" office:value="17">
            <text:p text:style-name="P11">17</text:p>
          </table:table-cell>
          <table:table-cell table:style-name="Tabela2.A1" office:value-type="string">
            <text:p text:style-name="P11">Posiadasz mały bar lub restaurację.</text:p>
          </table:table-cell>
        </table:table-row>
        <table:table-row table:style-name="TableLine2021582251392">
          <table:table-cell table:style-name="Tabela2.A2" office:value-type="float" office:value="18">
            <text:p text:style-name="P11">18</text:p>
          </table:table-cell>
          <table:table-cell table:style-name="Tabela2.A1" office:value-type="string">
            <text:p text:style-name="P11">Opublikowałeś książkę o swoich odkryciach i poczynaniach, która zyskała pewne uznanie.</text:p>
          </table:table-cell>
        </table:table-row>
        <table:table-row table:style-name="TableLine2021582258464">
          <table:table-cell table:style-name="Tabela2.A2" office:value-type="float" office:value="19">
            <text:p text:style-name="P11">19</text:p>
          </table:table-cell>
          <table:table-cell table:style-name="Tabela2.A1" office:value-type="string">
            <text:p text:style-name="P11">Twoja siostra posiada sklep i daje Tobie pokaźną zniżkę.</text:p>
          </table:table-cell>
        </table:table-row>
        <table:table-row table:style-name="TableLine2021582251664">
          <table:table-cell table:style-name="Tabela2.A2" office:value-type="float" office:value="20">
            <text:p text:style-name="P11">20</text:p>
          </table:table-cell>
          <table:table-cell table:style-name="Tabela2.A1" office:value-type="string">
            <text:p text:style-name="P11">Twój ojciec to wysoki rangą oficer w armii i posiada wiele koneksji.</text:p>
          </table:table-cell>
        </table:table-row>
      </table:table>
      <text:p text:style-name="P7"/>
      <text:p text:style-name="P7">ODKRYWCA PIERWSZEGO POZIOMU</text:p>
      <text:p text:style-name="P7">Odkrywca pierwszego poziomu ma poniższe zdolności:</text:p>
      <text:p text:style-name="P7">Wysiłek: Twój Wysiłek to 1.</text:p>
      <text:p text:style-name="P7">Fizyczna Natura: Masz Skupienie w Mocy 1, w Szybkości i Intelekcie zaś – 0.</text:p>
      <text:p text:style-name="P7">Korzystanie z Cypherów: Możesz mieć przy sobie 2 cyphery naraz.</text:p>
      <text:p text:style-name="P7">Początkujący Ekwipunek: Odpowiednie ubranie i broń Twojego wyboru, plus 2 drogie przedmioty, 2 przedmioty średniej ceny i do 4 niedrogich przedmiotów.</text:p>
      <text:p text:style-name="P7">Bronie: Możesz korzystać z lekkich i średnich broni bez kary. Posiadasz nieumiejętność z ciężkimi brońmi – Twoje ataki nimi są utrudnione.</text:p>
      <text:p text:style-name="P7"><text:soft-page-break/>Specjalne Zdolności: Wybierz cztery z poniższych zdolności. Nie możesz wybrać tej samej zdolności więcej niż raz, chyba, że jej opis stanowi inaczej. Pełen opis wszystkich zdolności znajduje się w rozdziale <text:span text:style-name="T3">Zdolności</text:span>, który także zawiera zdolności Posmaków i specjalizacji w pojedynczym, rozległym katalogu. </text:p>
      <text:list xml:id="list1942132697" text:style-name="L1">
        <text:list-item>
          <text:p text:style-name="P12">Blo<text:span text:style-name="T4">k</text:span></text:p>
        </text:list-item>
        <text:list-item>
          <text:p text:style-name="P14">Broń Niepotrzebna</text:p>
        </text:list-item>
        <text:list-item>
          <text:p text:style-name="P15">Deszyfracja</text:p>
        </text:list-item>
        <text:list-item>
          <text:p text:style-name="P13">M<text:span text:style-name="T4">ięśnie z Żelaza</text:span></text:p>
        </text:list-item>
        <text:list-item>
          <text:p text:style-name="P14">Przypływ Pewności Siebie</text:p>
        </text:list-item>
        <text:list-item>
          <text:p text:style-name="P14">Szybkostopy</text:p>
        </text:list-item>
        <text:list-item>
          <text:p text:style-name="P14">Ulepszone Skupienie</text:p>
        </text:list-item>
        <text:list-item>
          <text:p text:style-name="P14">Umiejętności Fizyczne</text:p>
        </text:list-item>
        <text:list-item>
          <text:p text:style-name="P14">Umiejętności Wiedzy</text:p>
        </text:list-item>
        <text:list-item>
          <text:p text:style-name="P14">Wyszkolony Bez Zbroi</text:p>
        </text:list-item>
        <text:list-item>
          <text:p text:style-name="P14">Wyszkolony we Wszystkich Broniach</text:p>
        </text:list-item>
        <text:list-item>
          <text:p text:style-name="P14">Wyszkolony w Zbroi</text:p>
        </text:list-item>
        <text:list-item>
          <text:p text:style-name="P15">Wytrzymałość</text:p>
        </text:list-item>
        <text:list-item>
          <text:p text:style-name="P15">Zmysł Niebezpieczeństwa</text:p>
        </text:list-item>
        <text:list-item>
          <text:p text:style-name="P15">Znajdowanie Drogi</text:p>
        </text:list-item>
      </text:list>
      <text:p text:style-name="P8">ODKRYWCA DRUGIEGO POZIOMU</text:p>
      <text:p text:style-name="P8">Wybierz cztery z poniższych zdolności (lub z niższego poziomu) i dodaj do swoich zdolności. Dodatkowo, możesz zamienić jedną ze zdolności niższego poziomu na inną z niższego poziomu.</text:p>
      <text:list xml:id="list2864293108" text:style-name="L2">
        <text:list-item>
          <text:p text:style-name="P16">C<text:span text:style-name="T5">iekawy</text:span></text:p>
        </text:list-item>
        <text:list-item>
          <text:p text:style-name="P17">Instynkt Niebezpieczeństwa</text:p>
        </text:list-item>
        <text:list-item>
          <text:p text:style-name="P18">Koordynacja Ręka-Oko</text:p>
        </text:list-item>
        <text:list-item>
          <text:p text:style-name="P18">Na Straży</text:p>
        </text:list-item>
        <text:list-item>
          <text:p text:style-name="P18">Negacja Zagrożenia</text:p>
        </text:list-item>
        <text:list-item>
          <text:p text:style-name="P18">Oko do Szczegółów</text:p>
        </text:list-item>
        <text:list-item>
          <text:p text:style-name="P18">Pomoc Bez Akcj<text:span text:style-name="T7">i</text:span></text:p>
        </text:list-item>
        <text:list-item>
          <text:p text:style-name="P17">Szybkie Odzyskanie Zdrowia</text:p>
        </text:list-item>
        <text:list-item>
          <text:p text:style-name="P18">Ucieczka</text:p>
        </text:list-item>
        <text:list-item>
          <text:p text:style-name="P18">Umiejętna Obrona</text:p>
        </text:list-item>
        <text:list-item>
          <text:p text:style-name="P17">Umiejętności Podr<text:span text:style-name="T6">ó</text:span>żnicze</text:p>
        </text:list-item>
        <text:list-item>
          <text:p text:style-name="P18"><text:soft-page-break/>Umiejętności Śledcze</text:p>
        </text:list-item>
        <text:list-item>
          <text:p text:style-name="P18">Zwiększenie Zasięgu</text:p>
        </text:list-item>
        <text:list-item>
          <text:p text:style-name="P17">Zniszczenie</text:p>
        </text:list-item>
      </text:list>
      <text:p text:style-name="P19">ODKRYWCA TRZECIEGO POZIOMU</text:p>
      <text:p text:style-name="P19">Wybierz trzy zdolności z poniższej listy (lub niższego poziomu) i dodaj do swoich zdolności. Dodatkowo, możesz zamienić jedną ze zdolności niższego poziomu na inną zdolność z niższego poziomu.</text:p>
      <text:list xml:id="list1038070653" text:style-name="L3">
        <text:list-item>
          <text:p text:style-name="P22">Bieg i Walka</text:p>
        </text:list-item>
        <text:list-item>
          <text:p text:style-name="P22">Bieg Przez Przeszkody</text:p>
        </text:list-item>
        <text:list-item>
          <text:p text:style-name="P22">Chwytaj Moment</text:p>
        </text:list-item>
        <text:list-item>
          <text:p text:style-name="P22">Ekspercki Użytkownik Cypherów</text:p>
        </text:list-item>
        <text:list-item>
          <text:p text:style-name="P21">Kontrolowany Upadek</text:p>
        </text:list-item>
        <text:list-item>
          <text:p text:style-name="P22">Łamiący Kamienie</text:p>
        </text:list-item>
        <text:list-item>
          <text:p text:style-name="P22">Odporność</text:p>
        </text:list-item>
        <text:list-item>
          <text:p text:style-name="P22">Przemyślenie Problemów</text:p>
        </text:list-item>
        <text:list-item>
          <text:p text:style-name="P20">Przywykły do Noszenia Zbroi</text:p>
        </text:list-item>
        <text:list-item>
          <text:p text:style-name="P22">Ucieczka od Złego Losu</text:p>
        </text:list-item>
        <text:list-item>
          <text:p text:style-name="P22">Umiejętny Atak</text:p>
        </text:list-item>
        <text:list-item>
          <text:p text:style-name="P22">Zignorowanie Bólu</text:p>
        </text:list-item>
        <text:list-item>
          <text:p text:style-name="P22">Znajdywacz Pułapek</text:p>
        </text:list-item>
      </text:list>
      <text:p text:style-name="P23">ODKRYWCA CZWARTEGO POZIOMU</text:p>
      <text:p text:style-name="P24">Wybierz dwie z poniższych zdolności (lub z niższego poziomu) i dodaj do swoich zdolności. Dodatkowo, możesz zamienić jedną ze zdolności niższego poziomu na inną niższego poziomu.</text:p>
      <text:list xml:id="list2618002413" text:style-name="L4">
        <text:list-item>
          <text:p text:style-name="P25">Biegacz</text:p>
        </text:list-item>
        <text:list-item>
          <text:p text:style-name="P25">Ciche Kroki</text:p>
        </text:list-item>
        <text:list-item>
          <text:p text:style-name="P25">Czytając Znaki</text:p>
        </text:list-item>
        <text:list-item>
          <text:p text:style-name="P25">Umiejętność Eksperta</text:p>
        </text:list-item>
        <text:list-item>
          <text:p text:style-name="P25">Wyjątkowo Wytrzymały</text:p>
        </text:list-item>
        <text:list-item>
          <text:p text:style-name="P25">Zręczny Wojownik</text:p>
        </text:list-item>
        <text:list-item>
          <text:p text:style-name="P25">Zwiększony Efekt</text:p>
        </text:list-item>
      </text:list>
      <text:p text:style-name="P24">ODKRYWCA PIĄTEGO POZIOMU</text:p>
      <text:p text:style-name="P24">Wybierz trzy z poniższych zdolności (lub z niższego poziomu) i dodaj do swoich zdolności. Dodatkowo, możesz zamienić jedną ze zdolności niższego poziomu na inną zdolność niższego <text:soft-page-break/>poziomu.</text:p>
      <text:list xml:id="list1816505059" text:style-name="L5">
        <text:list-item>
          <text:p text:style-name="P26">Atak z Wyskoku</text:p>
        </text:list-item>
        <text:list-item>
          <text:p text:style-name="P26">Blokowanie</text:p>
        </text:list-item>
        <text:list-item>
          <text:p text:style-name="P26">Czujny</text:p>
        </text:list-item>
        <text:list-item>
          <text:p text:style-name="P26"><text:span text:style-name="T8">M</text:span>istrzostwo Obrony</text:p>
        </text:list-item>
        <text:list-item>
          <text:p text:style-name="P26">Mistrz Ruchu</text:p>
        </text:list-item>
        <text:list-item>
          <text:p text:style-name="P26">Obdarzenie Fizyczne</text:p>
        </text:list-item>
        <text:list-item>
          <text:p text:style-name="P26">Paczka Przyjaciół</text:p>
        </text:list-item>
        <text:list-item>
          <text:p text:style-name="P26">Trudny do Zamordowania</text:p>
        </text:list-item>
        <text:list-item>
          <text:p text:style-name="P26">Wydanie Rozkazu</text:p>
        </text:list-item>
        <text:list-item>
          <text:p text:style-name="P26">Zaawansowany Użytkownik Cypherów</text:p>
        </text:list-item>
      </text:list>
      <text:p text:style-name="P27">ODKRYWCA SZÓSTEGO POZIOMU</text:p>
      <text:p text:style-name="P27">Wybierz trzy z poniższych zdolności (lub z niższego poziomu) i dodaj do swoich zdolności. Dodatkowo, możesz zamienić jedną z zdolności niższego poziomu na inną z niższego poziomu.</text:p>
      <text:list xml:id="list3020172602" text:style-name="L6">
        <text:list-item>
          <text:p text:style-name="P28">Dzielona Obrona</text:p>
        </text:list-item>
        <text:list-item>
          <text:p text:style-name="P28">Dzikie Zdrowie</text:p>
        </text:list-item>
        <text:list-item>
          <text:p text:style-name="P28">Mistrzostwo Ataków</text:p>
        </text:list-item>
        <text:list-item>
          <text:p text:style-name="P28">Mistrzowska Biegłość w Pancerzach</text:p>
        </text:list-item>
        <text:list-item>
          <text:p text:style-name="P28">Wielokrotny Atak</text:p>
        </text:list-item>
        <text:list-item>
          <text:p text:style-name="P28">Większa Negacja Zagrożenia</text:p>
        </text:list-item>
        <text:list-item>
          <text:p text:style-name="P28">Zainspirowanie Skoordynowanych Akcji</text:p>
        </text:list-item>
        <text:list-item>
          <text:p text:style-name="P28">Znowu i Znowu</text:p>
        </text:list-item>
      </text:list>
      <text:p text:style-name="P29">PRZYKŁADOWY ODKRYWC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d3e0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01T12:17:19.258000000</dc:date>
    <meta:editing-duration>PT56M24S</meta:editing-duration>
    <meta:editing-cycles>11</meta:editing-cycles>
    <meta:generator>LibreOffice/7.1.4.2$Windows_X86_64 LibreOffice_project/a529a4fab45b75fefc5b6226684193eb000654f6</meta:generator>
    <meta:document-statistic meta:table-count="2" meta:image-count="0" meta:object-count="0" meta:page-count="5" meta:paragraph-count="155" meta:word-count="1103" meta:character-count="7533" meta:non-whitespace-character-count="6641"/>
  </office:meta>
</office:document-meta>
</file>